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23720436196120468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64642651345857827"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240781654658093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07811158499709073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76688944078258953"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68196802750764843"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503852538154667851"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795768295043076878"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264178" text:continue-list="list8503852538154667851"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022825200314421893"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77789"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59820"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247157"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265964"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52039"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377933694157705175"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1156870265945155295"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sum of elevation changes/mile)/ (heartbeats/mile).</text:p>
      <text:p text:style-name="P23"/>
      <text:p text:style-name="P10"/>
      <text:p text:style-name="P23"><text:soft-page-break/>Sun June 20, 2021 <text:span text:style-name="T1">3.7 miles</text:span> </text:p>
      <text:p text:style-name="P23"><text:span text:style-name="T1">Warm up:</text:span> 0.25 miles </text:p>
      <text:p text:style-name="P23"><text:span text:style-name="T1">Run:</text:span> 10 cemetery laps (3.17 miles) in 38:02 or 12:00/mile </text:p>
      <text:p text:style-name="P23">Ave HR: 125 bpm, Heart beats per mile: 1500,VO2Max: 44</text:p>
      <text:p text:style-name="P23"><text:span text:style-name="T1">Warm down: </text:span>0.25 miles </text:p>
      <text:p text:style-name="P23">I was tired from yesterday's workout.</text:p>
      <text:p text:style-name="P10"/>
      <text:p text:style-name="P23">Mon June 21, 2021 <text:span text:style-name="T1">7.75</text:span> <text:span text:style-name="T1">miles</text:span> </text:p>
      <text:p text:style-name="P23"><text:span text:style-name="T1">In the morning: </text:span>3.7 miles total</text:p>
      <text:p text:style-name="P23"><text:span text:style-name="T1">Warm up:</text:span> 0.25 miles </text:p>
      <text:p text:style-name="P23"><text:span text:style-name="T1">Run:</text:span> 10 cemetery laps (3.17 miles) in 36:12 or 11:32/mile </text:p>
      <text:p text:style-name="P23">Ave HR: 118 bpm, Heart beats per mile: 1360,VO2Max: 44</text:p>
      <text:p text:style-name="P23"><text:span text:style-name="T1">Warm down: </text:span>0.25 miles </text:p>
      <text:p text:style-name="P23">I was less tired than yesterday</text:p>
      <text:p text:style-name="P10">I the afternoon I ran with 6 other runners at the Allegheny College athletic fields.</text:p>
      <text:p text:style-name="P10">Run: <text:span text:style-name="T2">4.55 miles at various paces including ½ of the 5K course we will run on Saturday at 10:14/mile. </text:span></text:p>
      <text:p text:style-name="P23">I felt tired from the running on Saturday and today.</text:p>
      <text:p text:style-name="P23"/>
      <text:p text:style-name="P23">Tues June 22, 2021 <text:span text:style-name="T1">no running</text:span></text:p>
      <text:p text:style-name="P10"/>
      <text:p text:style-name="P23">Wed June 23, 2021 <text:span text:style-name="T1">2 miles </text:span></text:p>
      <text:p text:style-name="P23">I ran at an easy pace on grass and and trails. </text:p>
      <text:p text:style-name="P23"/>
      <text:p text:style-name="P23">Thur June 24, 2021 <text:span text:style-name="T1">2 miles</text:span></text:p>
      <text:p text:style-name="P23">I ran at an easy pace mainly on the cemetery loop.</text:p>
      <text:p text:style-name="P23"/>
      <text:p text:style-name="P23">Fri June 25, 2021 miles <text:span text:style-name="T1">no running</text:span></text:p>
      <text:p text:style-name="P23">I walked 1.5 miles marking a 5K cross country course at the Allegheny athletic field.</text:p>
      <text:p text:style-name="P23"><text:s/></text:p>
      <text:p text:style-name="P10">In the last week: <text:s/>22.5 miles</text:p>
      <text:p text:style-name="P10"/>
      <text:p text:style-name="P23">Sat June 26, <text:span text:style-name="T1">4.5 miles</text:span></text:p>
      <text:p text:style-name="P23">I ran a 5K cross country run with 8 other runners on the Allegheny Athletic fields. .It was a hilly course</text:p>
      <text:p text:style-name="P23"><text:span text:style-name="T1">Warm up:</text:span> 1.4 miles</text:p>
      <text:p text:style-name="P10">Run: <text:span text:style-name="T2">5K in 27:50 or 8:54/mile,</text:span></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173134858394477200"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6T20:03:26.53</dc:date>
    <dc:creator>James Lombardi</dc:creator>
    <meta:editing-duration>P11DT1H7M40S</meta:editing-duration>
    <meta:editing-cycles>972</meta:editing-cycles>
    <meta:generator>OpenOffice/4.1.2$Win32 OpenOffice.org_project/412m3$Build-9782</meta:generator>
    <meta:document-statistic meta:table-count="0" meta:image-count="9" meta:object-count="0" meta:page-count="108" meta:paragraph-count="3018" meta:word-count="33225" meta:character-count="169964"/>
  </office:meta>
</office:document-meta>
</file>